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automatic-styles>
    <style:style style:name="P1" style:family="paragraph" style:parent-style-name="Standard">
      <style:paragraph-properties fo:break-before="page"/>
    </style:style>
    <style:style style:name="P2" style:family="paragraph" style:parent-style-name="Standard">
      <style:text-properties style:font-name="Times new roman" fo:font-size="14pt" officeooo:rsid="00121b02" officeooo:paragraph-rsid="00121b02" style:font-size-asian="12.25pt" style:font-size-complex="14pt"/>
    </style:style>
    <style:style style:name="P3" style:family="paragraph" style:parent-style-name="Standard" style:list-style-name="L1">
      <style:text-properties style:font-name="Times new roman" fo:font-size="14pt" officeooo:rsid="0015a87f" officeooo:paragraph-rsid="0015a87f" style:font-size-asian="12.25pt" style:font-size-complex="14pt"/>
    </style:style>
    <style:style style:name="P4" style:family="paragraph" style:parent-style-name="Standard" style:list-style-name="L1">
      <style:text-properties style:font-name="Times new roman" fo:font-size="14pt" officeooo:rsid="0016023f" officeooo:paragraph-rsid="0016023f" style:font-size-asian="12.25pt" style:font-size-complex="14pt"/>
    </style:style>
    <style:style style:name="P5" style:family="paragraph" style:parent-style-name="Standard">
      <style:text-properties style:font-name="Times new roman" fo:font-size="14pt" officeooo:rsid="0016023f" officeooo:paragraph-rsid="0016023f" style:font-size-asian="12.25pt" style:font-size-complex="14pt"/>
    </style:style>
    <style:style style:name="P6" style:family="paragraph" style:parent-style-name="Standard" style:list-style-name="L1">
      <style:text-properties style:font-name="Times new roman" fo:font-size="14pt" officeooo:rsid="0034d444" officeooo:paragraph-rsid="0034d444" style:font-size-asian="12.25pt" style:font-size-complex="14pt"/>
    </style:style>
    <style:style style:name="P7" style:family="paragraph" style:parent-style-name="Standard">
      <style:text-properties style:font-name="Times new roman" fo:font-size="14pt" fo:font-weight="bold" officeooo:rsid="0017908f" officeooo:paragraph-rsid="0017908f" style:font-size-asian="12.25pt" style:font-weight-asian="bold" style:font-size-complex="14pt" style:font-weight-complex="bold"/>
    </style:style>
    <style:style style:name="P8" style:family="paragraph" style:parent-style-name="Standard">
      <style:text-properties style:font-name="Times new roman" fo:font-size="14pt" fo:font-weight="bold" officeooo:rsid="0030e4f8" officeooo:paragraph-rsid="0030e4f8" style:font-size-asian="12.25pt" style:font-weight-asian="bold" style:font-size-complex="14pt" style:font-weight-complex="bold"/>
    </style:style>
    <style:style style:name="P9" style:family="paragraph" style:parent-style-name="Standard">
      <style:text-properties style:font-name="Times new roman" fo:font-size="14pt" fo:font-weight="bold" officeooo:rsid="004e6234" officeooo:paragraph-rsid="004e6234" style:font-size-asian="14pt" style:font-weight-asian="bold" style:font-size-complex="14pt" style:font-weight-complex="bold"/>
    </style:style>
    <style:style style:name="P10" style:family="paragraph" style:parent-style-name="Standard">
      <style:text-properties style:font-name="Times new roman" fo:font-size="12pt" fo:font-weight="bold" officeooo:rsid="0021ad77" officeooo:paragraph-rsid="0021ad77" style:font-size-asian="10.5pt" style:font-weight-asian="bold" style:font-size-complex="12pt" style:font-weight-complex="bold"/>
    </style:style>
    <style:style style:name="P11" style:family="paragraph" style:parent-style-name="Standard">
      <style:text-properties style:font-name="Times new roman" fo:font-size="12pt" fo:font-weight="bold" officeooo:rsid="0029b94f" officeooo:paragraph-rsid="0029b94f" style:font-size-asian="10.5pt" style:font-weight-asian="bold" style:font-size-complex="12pt" style:font-weight-complex="bold"/>
    </style:style>
    <style:style style:name="P12" style:family="paragraph" style:parent-style-name="Standard">
      <style:text-properties style:font-name="Times new roman" fo:font-size="12pt" fo:font-weight="bold" officeooo:rsid="003a106c" officeooo:paragraph-rsid="003a106c" style:font-size-asian="10.5pt" style:font-weight-asian="bold" style:font-size-complex="12pt" style:font-weight-complex="bold"/>
    </style:style>
    <style:style style:name="P13" style:family="paragraph" style:parent-style-name="Standard">
      <style:text-properties style:font-name="Times new roman" fo:font-size="12pt" fo:font-weight="bold" officeooo:rsid="001ce409" officeooo:paragraph-rsid="001ce409" style:font-size-asian="12pt" style:font-weight-asian="bold" style:font-size-complex="12pt" style:font-weight-complex="bold"/>
    </style:style>
    <style:style style:name="P14" style:family="paragraph" style:parent-style-name="Standard">
      <style:text-properties style:font-name="Times new roman" fo:font-size="12pt" fo:font-weight="normal" officeooo:rsid="0017908f" officeooo:paragraph-rsid="0017908f" style:font-size-asian="10.5pt" style:font-weight-asian="normal" style:font-size-complex="12pt" style:font-weight-complex="normal"/>
    </style:style>
    <style:style style:name="P15" style:family="paragraph" style:parent-style-name="Standard">
      <style:text-properties style:font-name="Times new roman" fo:font-size="12pt" fo:font-weight="normal" officeooo:rsid="0021ad77" officeooo:paragraph-rsid="0021ad77" style:font-size-asian="10.5pt" style:font-weight-asian="normal" style:font-size-complex="12pt" style:font-weight-complex="normal"/>
    </style:style>
    <style:style style:name="P16" style:family="paragraph" style:parent-style-name="Standard">
      <style:text-properties style:font-name="Times new roman" fo:font-size="12pt" fo:font-weight="normal" officeooo:rsid="0021ad77" officeooo:paragraph-rsid="0026cc7c" style:font-size-asian="10.5pt" style:font-weight-asian="normal" style:font-size-complex="12pt" style:font-weight-complex="normal"/>
    </style:style>
    <style:style style:name="P17" style:family="paragraph" style:parent-style-name="Standard">
      <style:text-properties style:font-name="Times new roman" fo:font-size="12pt" fo:font-weight="normal" officeooo:rsid="0021ad77" officeooo:paragraph-rsid="0028d867" style:font-size-asian="10.5pt" style:font-weight-asian="normal" style:font-size-complex="12pt" style:font-weight-complex="normal"/>
    </style:style>
    <style:style style:name="P18" style:family="paragraph" style:parent-style-name="Standard">
      <style:text-properties style:font-name="Times new roman" fo:font-size="12pt" fo:font-weight="normal" officeooo:rsid="0029b94f" officeooo:paragraph-rsid="0029b94f" style:font-size-asian="10.5pt" style:font-weight-asian="normal" style:font-size-complex="12pt" style:font-weight-complex="normal"/>
    </style:style>
    <style:style style:name="P19" style:family="paragraph" style:parent-style-name="Standard">
      <style:text-properties style:font-name="Times new roman" fo:font-size="12pt" fo:font-weight="normal" officeooo:rsid="00361bc6" officeooo:paragraph-rsid="00361bc6" style:font-size-asian="10.5pt" style:font-weight-asian="normal" style:font-size-complex="12pt" style:font-weight-complex="normal"/>
    </style:style>
    <style:style style:name="P20" style:family="paragraph" style:parent-style-name="Standard">
      <style:text-properties style:font-name="Times new roman" fo:font-size="12pt" fo:font-weight="normal" officeooo:rsid="003a106c" officeooo:paragraph-rsid="003a106c" style:font-size-asian="10.5pt" style:font-weight-asian="normal" style:font-size-complex="12pt" style:font-weight-complex="normal"/>
    </style:style>
    <style:style style:name="P21" style:family="paragraph" style:parent-style-name="Standard" style:list-style-name="L2">
      <style:text-properties style:font-name="Times new roman" fo:font-size="12pt" fo:font-weight="normal" officeooo:rsid="003a106c" officeooo:paragraph-rsid="003a106c" style:font-size-asian="10.5pt" style:font-weight-asian="normal" style:font-size-complex="12pt" style:font-weight-complex="normal"/>
    </style:style>
    <style:style style:name="P22" style:family="paragraph" style:parent-style-name="Standard">
      <style:text-properties style:font-name="Times new roman" fo:font-size="12pt" fo:font-weight="normal" officeooo:rsid="004e6234" officeooo:paragraph-rsid="004e6234" style:font-size-asian="10.5pt" style:font-weight-asian="normal" style:font-size-complex="12pt" style:font-weight-complex="normal"/>
    </style:style>
    <style:style style:name="P23" style:family="paragraph" style:parent-style-name="Standard" style:list-style-name="L3">
      <style:text-properties style:font-name="Times new roman" fo:font-size="12pt" fo:font-weight="normal" officeooo:rsid="004e6234" officeooo:paragraph-rsid="004e6234"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240c67"/>
    </style:style>
    <style:style style:name="T3" style:family="text">
      <style:text-properties officeooo:rsid="002d820a"/>
    </style:style>
    <style:style style:name="T4" style:family="text">
      <style:text-properties officeooo:rsid="002e6def"/>
    </style:style>
    <style:style style:name="T5" style:family="text">
      <style:text-properties officeooo:rsid="003af249"/>
    </style:style>
    <style:style style:name="T6" style:family="text">
      <style:text-properties officeooo:rsid="00511c46"/>
    </style:style>
    <style:style style:name="T7" style:family="text">
      <style:text-properties officeooo:rsid="00538eea"/>
    </style:style>
    <style:style style:name="T8" style:family="text">
      <style:text-properties officeooo:rsid="0056ebff"/>
    </style:style>
    <style:style style:name="T9" style:family="text">
      <style:text-properties officeooo:rsid="005b237e"/>
    </style:style>
    <style:style style:name="T10" style:family="text">
      <style:text-properties officeooo:rsid="0061c16c"/>
    </style:style>
    <style:style style:name="T11" style:family="text">
      <style:text-properties fo:font-style="italic" style:font-style-asian="italic" style:font-style-complex="italic"/>
    </style:style>
    <style:style style:name="T12" style:family="text">
      <style:text-properties officeooo:rsid="0062a830"/>
    </style:style>
    <style:style style:name="T13" style:family="text">
      <style:text-properties officeooo:rsid="00659cf6"/>
    </style:style>
    <style:style style:name="T14" style:family="text">
      <style:text-properties officeooo:rsid="0067a695"/>
    </style:style>
    <style:style style:name="T15" style:family="text">
      <style:text-properties officeooo:rsid="006a77cb"/>
    </style:style>
    <style:style style:name="T16" style:family="text">
      <style:text-properties officeooo:rsid="006bb4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2">Table of Content</text:p>
      <text:p text:style-name="P2"/>
      <text:list xml:id="list307419765" text:style-name="L1">
        <text:list-item>
          <text:p text:style-name="P3">General description</text:p>
        </text:list-item>
        <text:list-item>
          <text:p text:style-name="P3">Introduction</text:p>
        </text:list-item>
        <text:list-item>
          <text:p text:style-name="P3">Software requirements specification</text:p>
        </text:list-item>
        <text:list-item>
          <text:p text:style-name="P4">Software design</text:p>
        </text:list-item>
        <text:list-item>
          <text:p text:style-name="P6">Unit testing</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7">General description</text:p>
      <text:p text:style-name="P7"/>
      <text:p text:style-name="P13">What is MUD?</text:p>
      <text:p text:style-name="P14"/>
      <text:p text:style-name="P14">A MUD, or multi-user dungeon, is a multiplayer real-time virtual environment that is typically text-based or storyboarded. Other variations include multi-user dimension and multi-user domain. MUDs incorporate online chat, hack-and-slash, player vs player, interactive storytelling, and role-playing game components. In the virtual world, gamers can read or watch descriptions of places, things, other players, non-player characters, and activities taken. By inputting commands that imitate normal language, players often communicate with one another and the outside world.</text:p>
      <text:p text:style-name="P14"/>
      <text:p text:style-name="P14">Players choose classes in traditional MUDs to obtain access to a role-playing video game that takes place in a fantasy world filled with invented races and monsters. Slaying monsters, exploring a fantasy world, doing missions, going on adventures, creating a tale via roleplaying, and developing the created character are the goals of this kind of game. The dice-rolling mechanics of the Dungeons &amp; Dragons video game franchise became the foundation for many MUDs.</text:p>
      <text:p text:style-name="P14"/>
      <text:p text:style-name="P10"><text:span text:style-name="T2">Main g</text:span>oal <text:span text:style-name="T2">for the engine</text:span></text:p>
      <text:p text:style-name="P15"/>
      <text:p text:style-name="P16">The main objective of our game engine is to provide developers with a flexible and easy-to-use platform for creating games. While this may initially involve completing a minor task or feature, we understand that game development is an iterative process and constantly evolving. Therefore, we strive to design our engine in such a way that it can be easily expanded upon and improved over time.</text:p>
      <text:p text:style-name="P16"/>
      <text:p text:style-name="P17">This includes not only adding extension points and developing extensions, but also designing the project with the ability to constantly push new modules that enhance or expand the player experience. This could be in the form of new game features or content, or it could be in the form of improved creation tools and increased flexibility for developers. </text:p>
      <text:p text:style-name="P17"/>
      <text:p text:style-name="P17">Ultimately, our goal is to create an engine that is constantly evolving and improving, providing developers with the tools they need to create the best possible games.</text:p>
      <text:p text:style-name="P15"/>
      <text:p text:style-name="P11">Main description</text:p>
      <text:p text:style-name="P11"/>
      <text:p text:style-name="P18">Our MUD (multi-user dungeon) game development APIs are intended to give programmers a complete set of resources for constructing engaging text-based games. These APIs give programmers the ability to construct unique game elements, design interactive settings, and control player movement and behavior.</text:p>
      <text:p text:style-name="P18"/>
      <text:p text:style-name="P18">Our APIs make it simple for developers to make a variety of MUD games, from straightforward adventure games to intricate role-playing adventures. The APIs offer a versatile and simple interface for specifying game logic and mechanics, freeing developers to concentrate on the artistic aspects of game production.</text:p>
      <text:p text:style-name="P18"/>
      <text:p text:style-name="P18"><text:span text:style-name="T3">T</text:span><text:span text:style-name="T4">o</text:span> offer a number of tools and resources in addition to the basic game engine to assist developers in creating and debugging their MUD games. These consist of an extensive library of documentation, debugging tools, and a bustling community forum for assistance and cooperation.</text:p>
      <text:p text:style-name="P18"><text:soft-page-break/></text:p>
      <text:p text:style-name="P18"/>
      <text:p text:style-name="P18">Overall, our APIs for building MUD games provide developers with a strong and adaptable framework to create engrossing text-based games.</text:p>
      <text:p text:style-name="P18"/>
      <text:p text:style-name="P8">Introduction</text:p>
      <text:p text:style-name="P8"/>
      <text:p text:style-name="P19"><text:span text:style-name="T5">The </text:span>text-based game engine gives programmers the fundamental capabilities required to construct captivating and immersive stories around a hero or protagonist. The engine enables developers to construct unique game elements, design interactive settings, and control player behavior.</text:p>
      <text:p text:style-name="P19"/>
      <text:p text:style-name="P19">Developers may give the hero a sense of exploration and adventure by giving them the tools to make maps and visit new locations. The technology also enables the development of chores and objectives for the hero to perform, giving the player a sense of advancement and success.</text:p>
      <text:p text:style-name="P19"/>
      <text:p text:style-name="P20">Our game engine contains a basic online interface that enables developers to build games without the need for substantial code, making the creation process as streamlined and effective as possible. The creators may concentrate on the creative parts of game creation with the help of this interface, which offers a straightforward, intuitive interface for specifying game mechanics, logic, and interaction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2"><text:soft-page-break/></text:p>
      <text:p text:style-name="P12">Software Requirements</text:p>
      <text:p text:style-name="P20"/>
      <text:list xml:id="list3860033586" text:style-name="L2">
        <text:list-item>
          <text:p text:style-name="P21"><text:span text:style-name="T11">Platform</text:span>: Go code should be used to create the game engine, which should work with Windows and Linux.</text:p>
          <text:p text:style-name="P21"/>
        </text:list-item>
        <text:list-item>
          <text:p text:style-name="P21"><text:span text:style-name="T11">Web Interface</text:span>: The game engine needs to have a straightforward web interface that enables users to create games without writing any code. The user interface need to be straightforward and intuitive to use.</text:p>
          <text:p text:style-name="P21"/>
        </text:list-item>
        <text:list-item>
          <text:p text:style-name="P21"><text:span text:style-name="T11">Text-Based Games</text:span>: The game engine <text:s/>enable<text:span text:style-name="T13">s</text:span> the development of text-based games, such as role-playing games (RPGs), interactive fiction (IF) games, and other games that are predominantly text-based.</text:p>
          <text:p text:style-name="P21"/>
        </text:list-item>
        <text:list-item>
          <text:p text:style-name="P21"><text:span text:style-name="T11">Game Assets</text:span>: The ability to import and utilize a variety of game assets, such as text, <text:span text:style-name="T16">should be</text:span> supported by the game engine.</text:p>
          <text:p text:style-name="P21"/>
        </text:list-item>
        <text:list-item>
          <text:p text:style-name="P21"><text:span text:style-name="T11">Game World</text:span>: The game engine should enable the development of a playable game world complete with places and items. The ability to provide rules and logic for how these pieces interact with one another should also be supported by the game engine.</text:p>
          <text:p text:style-name="P21"/>
        </text:list-item>
        <text:list-item>
          <text:p text:style-name="P21"><text:span text:style-name="T11">Gaming</text:span>: The game engine <text:span text:style-name="T15">should </text:span>enable the development of game-play features, such as challenges and other playable interactive components.</text:p>
          <text:p text:style-name="P21"/>
        </text:list-item>
        <text:list-item>
          <text:p text:style-name="P21"><text:span text:style-name="T11">User Input</text:span>: The game engine <text:s/><text:span text:style-name="T15">should be </text:span>capable of accepting user input, such as written instructions and answers, and using that input to control game-play.</text:p>
          <text:p text:style-name="P21"/>
        </text:list-item>
        <text:list-item>
          <text:p text:style-name="P21"><text:span text:style-name="T11">Game Data</text:span>: The ability to store and retrieve game data, such as player progress and game state, should be supported by the game engine.</text:p>
        </text:list-item>
      </text:list>
      <text:p text:style-name="P20"/>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9">Software design</text:p>
      <text:p text:style-name="P22"/>
      <text:list xml:id="list3602730491" text:style-name="L3">
        <text:list-item>
          <text:p text:style-name="P23"><text:span text:style-name="T11">Architecture</text:span>: To enable flexibility and extension, the game engine created utilizing a modular, object-oriented architecture. The game engine broken down into several parts, such as a web interface, game assets, and the game engine core.</text:p>
          <text:p text:style-name="P23"/>
        </text:list-item>
        <text:list-item>
          <text:p text:style-name="P23"><text:span text:style-name="T11">Game Engine Core</text:span>: The game engine core <text:span text:style-name="T6">is </text:span>in charge of overseeing the game's universe, which includes its settings, inhabitants, and items. In order to drive the game-play, it needs also manage game-play features like <text:span text:style-name="T12">quests</text:span>.</text:p>
          <text:p text:style-name="P23"/>
        </text:list-item>
        <text:list-item>
          <text:p text:style-name="P23"><text:span text:style-name="T11">Web Interface</text:span>: Users <text:span text:style-name="T7">are</text:span> able to easily and intuitively develop games using the web interface without having to write any code. Users <text:span text:style-name="T8">are</text:span> able to designate rules and logic for how these components interact with one another, as well as create and configure items and places.</text:p>
          <text:p text:style-name="P23"/>
        </text:list-item>
        <text:list-item>
          <text:p text:style-name="P23"><text:span text:style-name="T11">Game Assets</text:span>: Text supported by the game engine for import and usage. Tools for managing these assets and incorporating them into the game environment <text:s/>provided by the game engine.</text:p>
          <text:p text:style-name="P23"/>
        </text:list-item>
        <text:list-item>
          <text:p text:style-name="P23"><text:span text:style-name="T11">Entities</text:span>: The following entities ought to be present in the game engine:</text:p>
          <text:p text:style-name="P23"/>
          <text:p text:style-name="P23"><text:span text:style-name="T11">Nodes</text:span>: Nodes stand in for certain places in the game's <text:span text:style-name="T9">map.</text:span></text:p>
          <text:p text:style-name="P23"/>
          <text:p text:style-name="P23"><text:span text:style-name="T11">Hero</text:span>: The player character is embodied by the hero. It ought to be endowed with attributes such a name and inventory.</text:p>
          <text:p text:style-name="P23"/>
          <text:p text:style-name="P23"><text:span text:style-name="T11">Inventory</text:span>: The player character's inventory <text:s/>include<text:span text:style-name="T10">s</text:span> a list of the items they have acquired throughout the game. Name, description, and assets for each item are required.</text:p>
          <text:p text:style-name="P23">The player character should be able to complete quests while playing the game. They ought to contain attributes like a name, a description.</text:p>
          <text:p text:style-name="P23"/>
        </text:list-item>
        <text:list-item>
          <text:p text:style-name="P23"><text:span text:style-name="T11">Game Data</text:span>: The ability to store and retrieve game data, such as player progress and game state, should be supported by the game engine. This information need to be accessible via the web interface and persistent between gaming sessions.</text:p>
        </text:list-item>
      </text:list>
      <text:p text:style-name="P8"><text:span text:style-name="T1"/></text:p>
      <text:p text:style-name="P8"><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1:49:27.615316618</meta:creation-date>
    <dc:date>2022-12-24T21:40:13.300688587</dc:date>
    <meta:editing-duration>P1DT9H50M11S</meta:editing-duration>
    <meta:editing-cycles>84</meta:editing-cycles>
    <meta:generator>LibreOffice/7.2.7.2$Linux_X86_64 LibreOffice_project/20$Build-2</meta:generator>
    <meta:document-statistic meta:table-count="0" meta:image-count="0" meta:object-count="0" meta:page-count="6" meta:paragraph-count="43" meta:word-count="1134" meta:character-count="7212" meta:non-whitespace-character-count="6135"/>
  </office:meta>
</office:document-meta>
</file>